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6</text:p>
      <text:p text:style-name="Standard">Data structures</text:p>
      <text:p text:style-name="Standard"/>
      <text:p text:style-name="Standard">theorem 6.1 – ordered triplets → 1&lt;=i&lt;=k&lt;=j&lt;=N is N(N+1)(N+2)/6</text:p>
      <text:p text:style-name="Standard"/>
      <text:p text:style-name="Standard">Red is the lowest, blue is the highest.</text:p>
      <text:p text:style-name="Standard">what is i , j , k?</text:p>
      <text:p text:style-name="Standard"/>
      <text:p text:style-name="Standard">6.1</text:p>
      <text:p text:style-name="Standard">a. Red, 5 , 6 </text:p>
      <text:p text:style-name="Standard"/>
      <text:p text:style-name="Standard">i= red</text:p>
      <text:p text:style-name="Standard">j=5</text:p>
      <text:p text:style-name="Standard">k=6</text:p>
      <text:p text:style-name="Standard"/>
      <text:p text:style-name="Standard">b. blue, 5,6</text:p>
      <text:p text:style-name="Standard"/>
      <text:p text:style-name="Standard">i=5</text:p>
      <text:p text:style-name="Standard">j=6</text:p>
      <text:p text:style-name="Standard">k=blue</text:p>
      <text:p text:style-name="Standard"/>
      <text:p text:style-name="Standard">c. blue, 3, red</text:p>
      <text:p text:style-name="Standard"/>
      <text:p text:style-name="Standard">i=red</text:p>
      <text:p text:style-name="Standard">j=3</text:p>
      <text:p text:style-name="Standard">k=blue</text:p>
      <text:p text:style-name="Standard"/>
      <text:p text:style-name="Standard">d.6,5,red</text:p>
      <text:p text:style-name="Standard"/>
      <text:p text:style-name="Standard">i=red</text:p>
      <text:p text:style-name="Standard">j=5</text:p>
      <text:p text:style-name="Standard">k=6</text:p>
      <text:p text:style-name="Standard"/>
      <text:p text:style-name="Standard">6.2</text:p>
      <text:p text:style-name="Standard"/>
      <text:p text:style-name="Standard">The reason theorem 6.2 is not sufficient is obvious. <text:s/>Clearly the fact reduces the number of checks we have to perform, however it does not give us a criterion for what to do next. <text:s/>Thus we still need two loops. <text:s/>Therefore additional facts are needed. <text:s/>Namely we need to know that first, either is no maximum contiguous subsequence or we have already seen the maximum. <text:s/>Otherwise we will have to check everything again, which is why we need two loops without this fact.</text:p>
      <text:p text:style-name="Standard"/>
      <text:p text:style-name="Standard">6.3</text:p>
      <text:p text:style-name="Standard"/>
      <text:p text:style-name="Standard">a. True</text:p>
      <text:p text:style-name="Standard">b. true</text:p>
      <text:p text:style-name="Standard">c.false</text:p>
      <text:p text:style-name="Standard">d. true</text:p>
      <text:p text:style-name="Standard"/>
      <text:p text:style-name="Standard"/>
      <text:p text:style-name="Standard"><text:soft-page-break/></text:p>
      <text:p text:style-name="Standard">6.4</text:p>
      <text:p text:style-name="Standard"/>
      <text:p text:style-name="Standard">O(N^2), O(N), O(N^2), O(N^2), O(N^2)</text:p>
      <text:p text:style-name="Standard"/>
      <text:p text:style-name="Standard">6.5</text:p>
      <text:p text:style-name="Standard"/>
      <text:p text:style-name="Standard">a. 150N log N</text:p>
      <text:p text:style-name="Standard">b. N^2</text:p>
      <text:p text:style-name="Standard">c. n^2</text:p>
      <text:list xml:id="list3256743531" text:style-name="L1">
        <text:list-item>
          <text:p text:style-name="P1">No it cannot.</text:p>
        </text:list-item>
      </text:list>
      <text:p text:style-name="Standard"/>
      <text:p text:style-name="Standard">6.6</text:p>
      <text:p text:style-name="Standard"/>
      <text:p text:style-name="Standard">a. off by one error, the last element is not checked</text:p>
      <text:p text:style-name="Standard">b. divides high by 2 rather than low + high by 2</text:p>
      <text:p text:style-name="Standard">c. off by one error, causing the loop to end prematurely.</text:p>
      <text:p text:style-name="Standard">d. off by one error, causing the loop to end prematurely</text:p>
      <text:p text:style-name="Standard"/>
      <text:p text:style-name="Standard">6.7</text:p>
      <text:p text:style-name="Standard">a. O(N)</text:p>
      <text:p text:style-name="Standard">b. O(N^2)</text:p>
      <text:p text:style-name="Standard">c. O(N) – depends if you have a precomputed table of the multiples of the denominator. <text:s/>If not then, O(N^2)</text:p>
      <text:p text:style-name="Standard"/>
      <text:p text:style-name="Standard"/>
      <text:p text:style-name="Standard">6.8</text:p>
      <text:p text:style-name="Standard"/>
      <text:p text:style-name="Standard">O(N)</text:p>
      <text:p text:style-name="Standard"/>
      <text:p text:style-name="Standard">6.9</text:p>
      <text:p text:style-name="Standard"/>
      <text:p text:style-name="Standard">proof by induction, obvious technique.</text:p>
      <text:p text:style-name="Standard"/>
      <text:p text:style-name="Standard">6.10</text:p>
      <text:p text:style-name="Standard"/>
      <text:p text:style-name="Standard">I have no idea</text:p>
      <text:p text:style-name="Standard"/>
      <text:p text:style-name="Standard">6.11</text:p>
      <text:p text:style-name="Standard"/>
      <text:p text:style-name="Standard">a. 2.5 ms</text:p>
      <text:p text:style-name="Standard">b. 3.49 ms</text:p>
      <text:p text:style-name="Standard">c. 25 ms</text:p>
      <text:p text:style-name="Standard">d. 125 ms</text:p>
      <text:p text:style-name="Standard"/>
      <text:p text:style-name="Standard">6.12</text:p>
      <text:p text:style-name="Standard"/>
      <text:p text:style-name="Standard">dumb</text:p>
      <text:p text:style-name="Standard"/>
      <text:p text:style-name="Standard"><text:soft-page-break/></text:p>
      <text:p text:style-name="Standard">6.13</text:p>
      <text:p text:style-name="Standard"/>
      <text:p text:style-name="Standard"/>
      <text:p text:style-name="Standard"/>
      <text:p text:style-name="Standard">6.14</text:p>
      <text:p text:style-name="Standard">I don't care</text:p>
      <text:p text:style-name="Standard"/>
      <text:p text:style-name="Standard">6.15</text:p>
      <text:p text:style-name="Standard">NO</text:p>
      <text:p text:style-name="Standard"/>
      <text:p text:style-name="Standard">6.16</text:p>
      <text:p text:style-name="Standard">NO</text:p>
      <text:p text:style-name="Standard"/>
      <text:p text:style-name="Standard">6.17</text:p>
      <text:p text:style-name="Standard">a. 2^N</text:p>
      <text:p text:style-name="Standard">b. <text:s/>2^N – 1 days</text:p>
      <text:p text:style-name="Standard"/>
      <text:p text:style-name="Standard">6.18</text:p>
      <text:p text:style-name="Standard">NO</text:p>
      <text:p text:style-name="Standard"/>
      <text:p text:style-name="Standard">6.19</text:p>
      <text:p text:style-name="Standard">NO</text:p>
      <text:p text:style-name="Standard"/>
      <text:p text:style-name="Standard">6.20</text:p>
      <text:p text:style-name="Standard">N/2</text:p>
      <text:p text:style-name="Standard"/>
      <text:p text:style-name="Standard">6.21</text:p>
      <text:p text:style-name="Standard">O(Log log N)</text:p>
      <text:p text:style-name="Standard"/>
      <text:p text:style-name="Standard">6.22</text:p>
      <text:p text:style-name="Standard"/>
      <text:p text:style-name="Standard">see ch6q22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2-13T13:08:42</meta:creation-date>
    <dc:date>2013-02-13T18:56:28</dc:date>
    <dc:creator>eric </dc:creator>
    <meta:editing-duration>PT9M5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78" meta:word-count="295" meta:character-count="1385" meta:non-whitespace-character-count="1174"/>
  </office:meta>
</office:document-meta>
</file>